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1a61a"/>
    </style:style>
    <style:style style:name="T1" style:family="text">
      <style:text-properties officeooo:rsid="0001a61a"/>
    </style:style>
    <style:style style:name="T2" style:family="text">
      <style:text-properties fo:language="hr" fo:country="HR" officeooo:rsid="0001a61a"/>
    </style:style>
    <style:style style:name="T3" style:family="text">
      <style:text-properties fo:language="hr" fo:country="HR" officeooo:rsid="000282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Implementirat ću platformsku igru, nešto nalik na igru Super Mario. Ime glavnog lika će biti Kirlia, a cilj igre će biti skupiti sve novčiće i izbjegavati neprijatelje, te tako uspješno završiti sve razine. </text:span><text:span text:style-name="T3">Svaka razina će imati svoju temu, i svi likovi/neprijatelji će biti ručno nacrtani u nekom programu. </text:span><text:span text:style-name="T2">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r" fo:country="H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r" fo:country="H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19T16:52:30.690000000</dc:date>
    <meta:editing-duration>PT3M15S</meta:editing-duration>
    <meta:editing-cycles>2</meta:editing-cycles>
    <meta:document-statistic meta:table-count="0" meta:image-count="0" meta:object-count="0" meta:page-count="1" meta:paragraph-count="1" meta:word-count="49" meta:character-count="309" meta:non-whitespace-character-count="259"/>
  </office:meta>
</office:document-meta>
</file>